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adornments="Light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automatic-styles>
    <style:style style:name="Table46" style:family="table">
      <style:table-properties style:width="6.6667in" table:align="left"/>
    </style:style>
    <style:style style:name="Table46.A" style:family="table-column">
      <style:table-column-properties style:column-width="3.1632in"/>
    </style:style>
    <style:style style:name="Table46.B" style:family="table-column">
      <style:table-column-properties style:column-width="1.9979in"/>
    </style:style>
    <style:style style:name="Table46.C" style:family="table-column">
      <style:table-column-properties style:column-width="1.5056in"/>
    </style:style>
    <style:style style:name="Table46.A1" style:family="table-cell">
      <style:table-cell-properties fo:padding="0.0382in" fo:border-left="0.5pt solid #000000" fo:border-right="none" fo:border-top="0.5pt solid #000000" fo:border-bottom="none"/>
    </style:style>
    <style:style style:name="Table46.C1" style:family="table-cell">
      <style:table-cell-properties fo:padding="0.0382in" fo:border-left="0.5pt solid #000000" fo:border-right="0.5pt solid #000000" fo:border-top="0.5pt solid #000000" fo:border-bottom="none"/>
    </style:style>
    <style:style style:name="Table46.A2" style:family="table-cell">
      <style:table-cell-properties fo:padding="0.0382in" fo:border-left="0.5pt solid #000000" fo:border-right="none" fo:border-top="none" fo:border-bottom="none"/>
    </style:style>
    <style:style style:name="Table46.C2" style:family="table-cell">
      <style:table-cell-properties fo:padding="0.0382in" fo:border-left="0.5pt solid #000000" fo:border-right="0.5pt solid #000000" fo:border-top="none" fo:border-bottom="none"/>
    </style:style>
    <style:style style:name="Table46.8" style:family="table-row">
      <style:table-row-properties style:min-row-height="0.1382in"/>
    </style:style>
    <style:style style:name="Table46.A13" style:family="table-cell">
      <style:table-cell-properties fo:padding="0.0382in" fo:border-left="0.5pt solid #000000" fo:border-right="none" fo:border-top="none" fo:border-bottom="0.5pt solid #000000"/>
    </style:style>
    <style:style style:name="Table46.C1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color="#c9211e" loext:opacity="100%" style:text-position="0% 100%" style:font-name="Bahnschrift Light" fo:font-size="10pt" fo:language="zxx" fo:country="none" fo:font-style="normal" fo:font-weight="bold" officeooo:rsid="0072eaef" officeooo:paragraph-rsid="0014a80b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e8a202" loext:opacity="100%" style:text-position="0% 100%" style:font-name="Bahnschrift Light SemiCondensed" fo:font-size="10pt" fo:language="zxx" fo:country="none" officeooo:rsid="000452a8" officeooo:paragraph-rsid="0014a80b" style:font-size-asian="8.75pt" style:language-asian="zxx" style:country-asian="none" style:font-size-complex="10pt" style:language-complex="zxx" style:country-complex="none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e8a202" loext:opacity="100%" style:text-position="0% 100%" style:font-name="Bahnschrift Light SemiCondensed" fo:font-size="10pt" fo:language="zxx" fo:country="none" officeooo:rsid="00381764" officeooo:paragraph-rsid="0014a80b" style:font-size-asian="8.75pt" style:language-asian="zxx" style:country-asian="none" style:font-size-complex="10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color="#e8a202" loext:opacity="100%" style:text-position="0% 100%" style:font-name="Bahnschrift Light SemiCondensed" fo:font-size="10pt" fo:language="zxx" fo:country="none" fo:font-weight="normal" officeooo:rsid="00381764" officeooo:paragraph-rsid="0014a80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use-window-font-color="true" loext:opacity="0%" style:text-position="0% 100%" style:font-name="Bahnschrift Light" fo:font-size="10pt" fo:language="zxx" fo:country="none" fo:font-style="normal" fo:font-weight="normal" officeooo:rsid="00381764" officeooo:paragraph-rsid="0014a80b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break-before="page"/>
      <style:text-properties officeooo:paragraph-rsid="0014a80b"/>
    </style:style>
    <style:style style:name="P7" style:family="paragraph" style:parent-style-name="Table_20_Contents">
      <style:paragraph-properties fo:text-align="start" style:justify-single-word="false"/>
      <style:text-properties style:font-name="Bahnschrift Light SemiCondensed" fo:font-size="10pt" fo:language="zxx" fo:country="none" fo:font-weight="bold" officeooo:rsid="00381764" officeooo:paragraph-rsid="0014a80b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Bahnschrift Light SemiCondensed" fo:font-size="10pt" fo:language="zxx" fo:country="none" fo:font-weight="bold" officeooo:rsid="00381764" officeooo:paragraph-rsid="0014a80b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Bahnschrift Light SemiCondensed" fo:font-size="10pt" fo:language="zxx" fo:country="none" fo:font-weight="normal" officeooo:rsid="00381764" officeooo:paragraph-rsid="0014a80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Bahnschrift Light SemiCondensed" fo:font-size="10pt" fo:language="zxx" fo:country="none" fo:font-weight="normal" officeooo:rsid="00381764" officeooo:paragraph-rsid="0014a80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style:use-window-font-color="true" loext:opacity="0%" style:font-name="Bahnschrift Light Condensed" officeooo:rsid="00397324" style:font-size-asian="10pt"/>
    </style:style>
    <style:style style:name="T2" style:family="text">
      <style:text-properties style:use-window-font-color="true" loext:opacity="0%" style:font-name="Bahnschrift Light Condensed" officeooo:rsid="00381764" style:font-size-asian="10pt"/>
    </style:style>
    <style:style style:name="T3" style:family="text">
      <style:text-properties style:use-window-font-color="true" loext:opacity="0%" style:font-name="Bahnschrift Light" officeooo:rsid="001a12d8" style:font-size-asian="10pt"/>
    </style:style>
    <style:style style:name="T4" style:family="text">
      <style:text-properties style:use-window-font-color="true" loext:opacity="0%" style:font-name="Bahnschrift Light" fo:font-style="normal" style:font-size-asian="10pt" style:font-style-asian="normal" style:font-style-complex="normal"/>
    </style:style>
    <style:style style:name="T5" style:family="text">
      <style:text-properties style:use-window-font-color="true" loext:opacity="0%" style:font-name="Bahnschrift Light" fo:font-style="normal" officeooo:rsid="001a12d8" style:font-size-asian="10pt" style:font-style-asian="normal" style:font-style-complex="normal"/>
    </style:style>
    <style:style style:name="T6" style:family="text">
      <style:text-properties style:use-window-font-color="true" loext:opacity="0%" style:font-name="Bahnschrift Light" fo:font-style="normal" officeooo:rsid="00381764" style:font-size-asian="10pt" style:font-style-asian="normal" style:font-style-complex="normal"/>
    </style:style>
    <style:style style:name="T7" style:family="text">
      <style:text-properties style:use-window-font-color="true" loext:opacity="0%" style:font-name="Bahnschrift Light" fo:font-style="normal" fo:font-weight="bold" style:font-size-asian="10pt" style:font-style-asian="normal" style:font-weight-asian="bold" style:font-style-complex="normal" style:font-weight-complex="bold"/>
    </style:style>
    <style:style style:name="T8" style:family="text">
      <style:text-properties style:use-window-font-color="true" loext:opacity="0%" style:font-name="Bahnschrift Light" fo:font-style="normal" fo:font-weight="bold" officeooo:rsid="00381764" style:font-size-asian="10pt" style:font-style-asian="normal" style:font-weight-asian="bold" style:font-style-complex="normal" style:font-weight-complex="bold"/>
    </style:style>
    <style:style style:name="T9" style:family="text">
      <style:text-properties style:use-window-font-color="true" loext:opacity="0%" style:font-name="Bahnschrift Light" fo:font-style="normal" fo:font-weight="bold" officeooo:rsid="0051009c" style:font-size-asian="10pt" style:font-style-asian="normal" style:font-weight-asian="bold" style:font-style-complex="normal" style:font-weight-complex="bold"/>
    </style:style>
    <style:style style:name="T10" style:family="text">
      <style:text-properties style:use-window-font-color="true" loext:opacity="0%" style:font-name="Bahnschrift Light" fo:font-style="normal" fo:font-weight="normal" style:font-size-asian="10pt" style:font-style-asian="normal" style:font-weight-asian="normal" style:font-style-complex="normal" style:font-weight-complex="normal"/>
    </style:style>
    <style:style style:name="T11" style:family="text">
      <style:text-properties style:use-window-font-color="true" loext:opacity="0%" style:font-name="Bahnschrift Light" fo:font-style="normal" fo:font-weight="normal" officeooo:rsid="00397324" style:font-size-asian="10pt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style:font-name="Bahnschrift Light" fo:font-style="italic" fo:font-weight="normal" style:font-size-asian="10pt" style:font-style-asian="italic" style:font-weight-asian="normal" style:font-style-complex="italic" style:font-weight-complex="normal"/>
    </style:style>
    <style:style style:name="T13" style:family="text">
      <style:text-properties style:use-window-font-color="true" loext:opacity="0%" style:font-name="Bahnschrift Light" fo:font-style="italic" style:text-underline-style="none" fo:font-weight="normal" style:font-size-asian="10pt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reación: </text:span><text:span text:style-name="T2">Mi equipo y yo</text:span></text:p>
      <text:p text:style-name="P2"><text:span text:style-name="T3"/></text:p>
      <text:p text:style-name="P2"><text:span text:style-name="T5"><text:tab/></text:span><text:span text:style-name="T6">El sistema de Génesis permite a cada jugador crear y adaptar su propio equipo a sus gustos. Pese a que en el </text:span><text:span text:style-name="T8">Anexo II</text:span><text:span text:style-name="T6"> ofrecemos un glosario de posible equipamiento cómodo de usar, cada personaje tiene sus necesidades especiales, y muchos decidirán tocar y modificar sus herramientas. </text:span></text:p>
      <text:p text:style-name="P2"><text:span text:style-name="T6"/></text:p>
      <text:p text:style-name="P3"><text:span text:style-name="T4">A la hora de crear tu propio equipo, existe el concepto central de la </text:span><text:span text:style-name="T7">Calidad (C. I hasta X)</text:span><text:span text:style-name="T10">, que define desde su dureza y firmeza de construcción hasta su belleza externa. La calidad de un objeto es aumentable y disminuible, pero nunca podrá ir más allá de +1 (aumentos mayores requerirán recrear el objeto) o -1 (disminuciones menores romperán el objeto). A través de la calidad definimos:</text:span></text:p>
      <text:p text:style-name="P3"><text:span text:style-name="T10"/></text:p>
      <text:p text:style-name="P5"><text:tab/>- Las estadísticas base del objeto y cómo aumentan (o disminuyen).</text:p>
      <text:p text:style-name="P5"><text:tab/>- Los bonificadores que una pieza de equipo recibe.</text:p>
      <text:p text:style-name="P5"><text:tab/>- La entereza de un objeto.</text:p>
      <text:p text:style-name="P5"><text:tab/>- El valor de un objeto.</text:p>
      <text:p text:style-name="P3"><text:span text:style-name="T10"/></text:p>
      <text:p text:style-name="P3"><text:span text:style-name="T10">La </text:span><text:span text:style-name="T12">Calidad </text:span><text:span text:style-name="T10">de un objeto siempre estará basada en las </text:span><text:span text:style-name="T12">Habilidades de Creación </text:span><text:span text:style-name="T10">de su creador, como </text:span><text:span text:style-name="T12">EXP (Forja), </text:span><text:span text:style-name="T10">y del proceso, materiales y herramientas usados. </text:span><text:span text:style-name="T7">Generalmente, por cada nivel en EXP del Artesano puedes esperar 1 punto de Calidad adicional</text:span><text:span text:style-name="T10">, siempre y cuando tenga a su alcance lo necesario para </text:span><text:span text:style-name="T11">realizar</text:span><text:span text:style-name="T10"> sus habilidades al máximo. </text:span></text:p>
      <text:p text:style-name="P3"><text:span text:style-name="T10"/></text:p>
      <text:p text:style-name="P3"><text:span text:style-name="T10">Veremos a continuación una </text:span><text:span text:style-name="T7">tabla </text:span><text:span text:style-name="T9">de ejemplos</text:span><text:span text:style-name="T10"> en la que veremos los valores base de piezas de armamento, cuyas características hemos descrito antes, y cómo aumentan en relación a la </text:span><text:span text:style-name="T13">Calidad</text:span><text:span text:style-name="T10"> de la pieza. </text:span><text:span text:style-name="T7">Por cada punto de Calidad aumentado, una pieza de equipo gana un bonificador adicional</text:span><text:span text:style-name="T10"> de las tablas observadas anteriormente en este capítulo; se recomienda no superar dos bonificadores distintos, pero queda a tu discrección hacerlo o no. </text:span></text:p>
      <text:p text:style-name="P3"><text:span text:style-name="T10"/></text:p>
      <table:table table:name="Table46" table:style-name="Table46">
        <table:table-column table:style-name="Table46.A"/>
        <table:table-column table:style-name="Table46.B"/>
        <table:table-column table:style-name="Table46.C"/>
        <table:table-row>
          <table:table-cell table:style-name="Table46.A1" office:value-type="string">
            <text:p text:style-name="P7">Objeto</text:p>
          </table:table-cell>
          <table:table-cell table:style-name="Table46.A1" office:value-type="string">
            <text:p text:style-name="P8">Valor Base (Ataque/Defensa)</text:p>
          </table:table-cell>
          <table:table-cell table:style-name="Table46.C1" office:value-type="string">
            <text:p text:style-name="P8">Aumento por Calidad</text:p>
          </table:table-cell>
        </table:table-row>
        <table:table-row>
          <table:table-cell table:style-name="Table46.A2" office:value-type="string">
            <text:p text:style-name="P9">Daga (Esgrima)</text:p>
          </table:table-cell>
          <table:table-cell table:style-name="Table46.A2" office:value-type="string">
            <text:p text:style-name="P10">1</text:p>
          </table:table-cell>
          <table:table-cell table:style-name="Table46.C2" office:value-type="string">
            <text:p text:style-name="P8">+3</text:p>
          </table:table-cell>
        </table:table-row>
        <table:table-row>
          <table:table-cell table:style-name="Table46.A2" office:value-type="string">
            <text:p text:style-name="P9">Espada (Esgrima)</text:p>
          </table:table-cell>
          <table:table-cell table:style-name="Table46.A2" office:value-type="string">
            <text:p text:style-name="P10">3</text:p>
          </table:table-cell>
          <table:table-cell table:style-name="Table46.C2" office:value-type="string">
            <text:p text:style-name="P8">+4</text:p>
          </table:table-cell>
        </table:table-row>
        <table:table-row>
          <table:table-cell table:style-name="Table46.A2" office:value-type="string">
            <text:p text:style-name="P9">Hacha (Hachas)</text:p>
          </table:table-cell>
          <table:table-cell table:style-name="Table46.A2" office:value-type="string">
            <text:p text:style-name="P10">5</text:p>
          </table:table-cell>
          <table:table-cell table:style-name="Table46.C2" office:value-type="string">
            <text:p text:style-name="P8">+2</text:p>
          </table:table-cell>
        </table:table-row>
        <table:table-row>
          <table:table-cell table:style-name="Table46.A2" office:value-type="string">
            <text:p text:style-name="P9">Maza (Mazas)</text:p>
          </table:table-cell>
          <table:table-cell table:style-name="Table46.A2" office:value-type="string">
            <text:p text:style-name="P10">6</text:p>
          </table:table-cell>
          <table:table-cell table:style-name="Table46.C2" office:value-type="string">
            <text:p text:style-name="P8">+1</text:p>
          </table:table-cell>
        </table:table-row>
        <table:table-row>
          <table:table-cell table:style-name="Table46.A2" office:value-type="string">
            <text:p text:style-name="P9">Arma de Asta (Armas de asta)</text:p>
          </table:table-cell>
          <table:table-cell table:style-name="Table46.A2" office:value-type="string">
            <text:p text:style-name="P10">4</text:p>
          </table:table-cell>
          <table:table-cell table:style-name="Table46.C2" office:value-type="string">
            <text:p text:style-name="P8">+2</text:p>
          </table:table-cell>
        </table:table-row>
        <table:table-row>
          <table:table-cell table:style-name="Table46.A2" office:value-type="string">
            <text:p text:style-name="P9">Arcos (Arcos)</text:p>
          </table:table-cell>
          <table:table-cell table:style-name="Table46.A2" office:value-type="string">
            <text:p text:style-name="P10">2</text:p>
          </table:table-cell>
          <table:table-cell table:style-name="Table46.C2" office:value-type="string">
            <text:p text:style-name="P8">+3</text:p>
          </table:table-cell>
        </table:table-row>
        <table:table-row table:style-name="Table46.8">
          <table:table-cell table:style-name="Table46.A2" office:value-type="string">
            <text:p text:style-name="P9">Ballestas (Armas de Hombro)</text:p>
          </table:table-cell>
          <table:table-cell table:style-name="Table46.A2" office:value-type="string">
            <text:p text:style-name="P10">8</text:p>
          </table:table-cell>
          <table:table-cell table:style-name="Table46.C2" office:value-type="string">
            <text:p text:style-name="P8">+1</text:p>
          </table:table-cell>
        </table:table-row>
        <table:table-row table:style-name="Table46.8">
          <table:table-cell table:style-name="Table46.A2" office:value-type="string">
            <text:p text:style-name="P9">Pistolas (Armas de Mano)</text:p>
          </table:table-cell>
          <table:table-cell table:style-name="Table46.A2" office:value-type="string">
            <text:p text:style-name="P10">10</text:p>
          </table:table-cell>
          <table:table-cell table:style-name="Table46.C2" office:value-type="string">
            <text:p text:style-name="P8">+2</text:p>
          </table:table-cell>
        </table:table-row>
        <table:table-row table:style-name="Table46.8">
          <table:table-cell table:style-name="Table46.A2" office:value-type="string">
            <text:p text:style-name="P9">Armas largas (Armas de Hombro)</text:p>
          </table:table-cell>
          <table:table-cell table:style-name="Table46.A2" office:value-type="string">
            <text:p text:style-name="P10">15</text:p>
          </table:table-cell>
          <table:table-cell table:style-name="Table46.C2" office:value-type="string">
            <text:p text:style-name="P8">+1</text:p>
          </table:table-cell>
        </table:table-row>
        <table:table-row table:style-name="Table46.8">
          <table:table-cell table:style-name="Table46.A2" office:value-type="string">
            <text:p text:style-name="P9"/>
          </table:table-cell>
          <table:table-cell table:style-name="Table46.A2" office:value-type="string">
            <text:p text:style-name="P10"/>
          </table:table-cell>
          <table:table-cell table:style-name="Table46.C2" office:value-type="string">
            <text:p text:style-name="P8"/>
          </table:table-cell>
        </table:table-row>
        <table:table-row table:style-name="Table46.8">
          <table:table-cell table:style-name="Table46.A2" office:value-type="string">
            <text:p text:style-name="P9">Armadura Ligera</text:p>
          </table:table-cell>
          <table:table-cell table:style-name="Table46.A2" office:value-type="string">
            <text:p text:style-name="P10">4</text:p>
          </table:table-cell>
          <table:table-cell table:style-name="Table46.C2" office:value-type="string">
            <text:p text:style-name="P8">+1</text:p>
          </table:table-cell>
        </table:table-row>
        <table:table-row table:style-name="Table46.8">
          <table:table-cell table:style-name="Table46.A13" office:value-type="string">
            <text:p text:style-name="P9">Armadura Pesada</text:p>
          </table:table-cell>
          <table:table-cell table:style-name="Table46.A13" office:value-type="string">
            <text:p text:style-name="P10">7</text:p>
          </table:table-cell>
          <table:table-cell table:style-name="Table46.C13" office:value-type="string">
            <text:p text:style-name="P8">+2</text:p>
          </table:table-cell>
        </table:table-row>
      </table:table>
      <text:p text:style-name="P3"><text:span text:style-name="T10"/></text:p>
      <text:p text:style-name="P4"><text:span text:style-name="T4">En el </text:span><text:span text:style-name="T7">Anexo II</text:span><text:span text:style-name="T4"> podrás consultar precios guía para justificar los gastos de la creación de el equipamiento. </text:span></text:p>
      <text:p text:style-name="P4"><text:span text:style-name="T4"/></text:p>
      <text:p text:style-name="P1">0.4 ESTA TABLA ESTÁ OBSOLETA Y SUJETA A CAMB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adornments="Light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Verdana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Verdana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k</meta:initial-creator>
    <meta:creation-date>2025-10-26T18:58:24.937000000</meta:creation-date>
    <dc:date>2025-10-26T18:58:27.981000000</dc:date>
    <dc:creator>Mark</dc:creator>
    <meta:editing-duration>PT3S</meta:editing-duration>
    <meta:editing-cycles>1</meta:editing-cycles>
    <meta:document-statistic meta:table-count="1" meta:image-count="0" meta:object-count="0" meta:page-count="1" meta:paragraph-count="47" meta:word-count="368" meta:character-count="2106" meta:non-whitespace-character-count="1776"/>
    <meta:generator>LibreOffice/7.6.2.1$Windows_X86_64 LibreOffice_project/56f7684011345957bbf33a7ee678afaf4d2ba333</meta:generator>
  </office:meta>
</office:document-meta>
</file>